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style:font-name="Cambria" fo:font-size="12pt"/>
    </style:style>
    <style:style style:name="P9" style:family="paragraph" style:parent-style-name="Standard">
      <style:text-properties officeooo:rsid="0046cf11" officeooo:paragraph-rsid="006c5ef7"/>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5ef150" officeooo:paragraph-rsid="005ef150" style:font-style-asian="italic" style:font-style-complex="italic"/>
    </style:style>
    <style:style style:name="P12" style:family="paragraph" style:parent-style-name="Standard">
      <style:text-properties fo:font-style="italic" officeooo:rsid="0064eba0" officeooo:paragraph-rsid="0064eba0" style:font-style-asian="italic" style:font-style-complex="italic"/>
    </style:style>
    <style:style style:name="P13" style:family="paragraph" style:parent-style-name="Standard">
      <style:text-properties fo:font-style="italic" officeooo:rsid="0067e994" officeooo:paragraph-rsid="0067e994"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93399" officeooo:paragraph-rsid="00693399" style:font-style-asian="italic" style:font-style-complex="italic"/>
    </style:style>
    <style:style style:name="P16" style:family="paragraph" style:parent-style-name="Standard">
      <style:text-properties fo:font-style="italic" officeooo:paragraph-rsid="006c5ef7"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6a3268" officeooo:paragraph-rsid="00693399" style:font-style-asian="normal" style:font-style-complex="normal"/>
    </style:style>
    <style:style style:name="P21" style:family="paragraph" style:parent-style-name="Standard">
      <style:text-properties fo:font-style="normal" officeooo:rsid="006eae71" officeooo:paragraph-rsid="006eae71" style:font-style-asian="normal" style:font-style-complex="normal"/>
    </style:style>
    <style:style style:name="P22" style:family="paragraph" style:parent-style-name="Standard">
      <style:text-properties fo:font-style="normal" officeooo:rsid="006b64c7" officeooo:paragraph-rsid="006b64c7" style:font-style-asian="normal" style:font-style-complex="normal"/>
    </style:style>
    <style:style style:name="P23" style:family="paragraph" style:parent-style-name="Standard">
      <style:text-properties fo:font-style="normal" officeooo:rsid="00782692" officeooo:paragraph-rsid="00782692" style:font-style-asian="normal" style:font-style-complex="normal"/>
    </style:style>
    <style:style style:name="P24" style:family="paragraph" style:parent-style-name="Standard">
      <style:text-properties officeooo:rsid="00600036" officeooo:paragraph-rsid="00600036"/>
    </style:style>
    <style:style style:name="P25" style:family="paragraph" style:parent-style-name="Standard">
      <style:text-properties officeooo:paragraph-rsid="006c5ef7"/>
    </style:style>
    <style:style style:name="P26" style:family="paragraph" style:parent-style-name="Standard">
      <style:text-properties officeooo:rsid="00782692" officeooo:paragraph-rsid="00782692"/>
    </style:style>
    <style:style style:name="P2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8" style:family="paragraph" style:parent-style-name="List_20_Paragraph">
      <style:text-properties style:font-name="Wingdings" officeooo:paragraph-rsid="006c5ef7" style:font-name-asian="Wingdings2" style:font-name-complex="Wingdings2"/>
    </style:style>
    <style:style style:name="P29" style:family="paragraph" style:parent-style-name="List_20_Paragraph">
      <style:text-properties officeooo:paragraph-rsid="006c5ef7"/>
    </style:style>
    <style:style style:name="P30"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1" style:family="paragraph" style:parent-style-name="List_20_Paragraph">
      <style:paragraph-properties fo:margin-left="0in" fo:margin-right="0in" fo:text-indent="0in" style:auto-text-indent="false"/>
      <style:text-properties officeooo:paragraph-rsid="006c5ef7"/>
    </style:style>
    <style:style style:name="P32" style:family="paragraph" style:parent-style-name="Table_20_Contents">
      <style:text-properties officeooo:rsid="005404ad" officeooo:paragraph-rsid="005404ad"/>
    </style:style>
    <style:style style:name="P33" style:family="paragraph" style:parent-style-name="Table_20_Contents">
      <style:text-properties officeooo:rsid="005673f7" officeooo:paragraph-rsid="005673f7"/>
    </style:style>
    <style:style style:name="P34" style:family="paragraph" style:parent-style-name="Table_20_Contents">
      <style:text-properties officeooo:rsid="00580f97" officeooo:paragraph-rsid="00580f97"/>
    </style:style>
    <style:style style:name="P35" style:family="paragraph" style:parent-style-name="Standard" style:master-page-name="Standard">
      <style:paragraph-properties style:page-number="auto"/>
      <style:text-properties fo:font-weight="bold" style:font-weight-asian="bold"/>
    </style:style>
    <style:style style:name="P36" style:family="paragraph" style:parent-style-name="List_20_Paragraph" style:list-style-name="WWNum2"/>
    <style:style style:name="P37" style:family="paragraph" style:parent-style-name="Table_20_Contents">
      <style:text-properties officeooo:rsid="005404ad" officeooo:paragraph-rsid="005404ad"/>
    </style:style>
    <style:style style:name="P38" style:family="paragraph" style:parent-style-name="Table_20_Contents">
      <style:text-properties officeooo:rsid="007e8413" officeooo:paragraph-rsid="007e8413"/>
    </style:style>
    <style:style style:name="P39"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font-style="italic" style:font-style-asian="italic"/>
    </style:style>
    <style:style style:name="T11" style:family="text">
      <style:text-properties fo:color="#ff3333" fo:font-weight="bold" style:font-weight-asian="bold" style:font-weight-complex="bold"/>
    </style:style>
    <style:style style:name="T12" style:family="text">
      <style:text-properties fo:color="#ff3333" fo:font-weight="bold" officeooo:rsid="00436a34" style:font-weight-asian="bold" style:font-weight-complex="bold"/>
    </style:style>
    <style:style style:name="T13" style:family="text">
      <style:text-properties fo:color="#ff3333" fo:font-weight="bold" officeooo:rsid="0043e43e" style:font-weight-asian="bold" style:font-weight-complex="bold"/>
    </style:style>
    <style:style style:name="T14" style:family="text">
      <style:text-properties style:font-name="Wingdings" style:font-name-asian="Wingdings2" style:font-name-complex="Wingdings2"/>
    </style:style>
    <style:style style:name="T15" style:family="text">
      <style:text-properties style:text-position="0% 100%"/>
    </style:style>
    <style:style style:name="T16" style:family="text">
      <style:text-properties officeooo:rsid="001b09ea"/>
    </style:style>
    <style:style style:name="T17" style:family="text">
      <style:text-properties officeooo:rsid="00205a00"/>
    </style:style>
    <style:style style:name="T18" style:family="text">
      <style:text-properties officeooo:rsid="0026797d"/>
    </style:style>
    <style:style style:name="T19" style:family="text">
      <style:text-properties officeooo:rsid="0031ab9b"/>
    </style:style>
    <style:style style:name="T20" style:family="text">
      <style:text-properties officeooo:rsid="0032e6ca"/>
    </style:style>
    <style:style style:name="T21" style:family="text">
      <style:text-properties officeooo:rsid="0039c16e"/>
    </style:style>
    <style:style style:name="T22" style:family="text">
      <style:text-properties officeooo:rsid="003cda63"/>
    </style:style>
    <style:style style:name="T23" style:family="text">
      <style:text-properties officeooo:rsid="0041892d"/>
    </style:style>
    <style:style style:name="T24" style:family="text">
      <style:text-properties officeooo:rsid="004547d2"/>
    </style:style>
    <style:style style:name="T25" style:family="text">
      <style:text-properties officeooo:rsid="0046cf11"/>
    </style:style>
    <style:style style:name="T26" style:family="text">
      <style:text-properties officeooo:rsid="004845b6"/>
    </style:style>
    <style:style style:name="T27" style:family="text">
      <style:text-properties officeooo:rsid="004a00e7"/>
    </style:style>
    <style:style style:name="T28" style:family="text">
      <style:text-properties officeooo:rsid="004b3e4f"/>
    </style:style>
    <style:style style:name="T29" style:family="text">
      <style:text-properties officeooo:rsid="00550e12"/>
    </style:style>
    <style:style style:name="T30" style:family="text">
      <style:text-properties officeooo:rsid="005673f7"/>
    </style:style>
    <style:style style:name="T31" style:family="text">
      <style:text-properties officeooo:rsid="005c9ae2"/>
    </style:style>
    <style:style style:name="T32" style:family="text">
      <style:text-properties officeooo:rsid="006b9be6"/>
    </style:style>
    <style:style style:name="T33" style:family="text">
      <style:text-properties officeooo:rsid="006c5ef7"/>
    </style:style>
    <style:style style:name="T34" style:family="text">
      <style:text-properties officeooo:rsid="006cbb4b"/>
    </style:style>
    <style:style style:name="T35" style:family="text">
      <style:text-properties officeooo:rsid="00733db0"/>
    </style:style>
    <style:style style:name="T36" style:family="text">
      <style:text-properties officeooo:rsid="00754273"/>
    </style:style>
    <style:style style:name="T37" style:family="text">
      <style:text-properties officeooo:rsid="00794196"/>
    </style:style>
    <style:style style:name="T38" style:family="text">
      <style:text-properties officeooo:rsid="007fc2e5"/>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15">(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15">(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4"/>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15">(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15">(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15">(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16">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15">(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4">between </text:span>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15">⁠</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15">(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15">(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
      <text:p text:style-name="P3">To investigate whether enhancer-associated lincRNAs are involved in the regulation of TAD nuclear organization, I <text:span text:style-name="T27">classified</text:span> lincRNAs <text:span text:style-name="T28">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2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Standard"/>
      <text:p text:style-name="Standard"/>
      <text:p text:style-name="P1"/>
      <text:p text:style-name="P1"/>
      <text:p text:style-name="P5"><text:span text:style-name="T33">2</text:span>. Results</text:p>
      <text:p text:style-name="P10"/>
      <text:p text:style-name="P19"><text:span text:style-name="T34">B</text:span>oth lincRNAs and protein-coding genes (PCG) were divided into 3 categories based on their overlap with enhancer and promoter elements <text:span text:style-name="T6">(table 1)</text:span>. <text:span text:style-name="T31">enplincRNAs correspond to enhancer associated lincRNAs, as their expression should be driven by the enhancer since neither the region upstream of the genes nor their body contains any promoter.. </text:span></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Name</text:p>
          </table:table-cell>
          <table:table-cell table:style-name="Table1.A1" office:value-type="string">
            <text:p text:style-name="P32">Overlap <text:span text:style-name="T30">status</text:span></text:p>
          </table:table-cell>
          <table:table-cell table:style-name="Table1.A1" office:value-type="string">
            <text:p text:style-name="P33">N. PCG</text:p>
          </table:table-cell>
          <table:table-cell table:style-name="Table1.D1" office:value-type="string">
            <text:p text:style-name="P33">N. lincRNA</text:p>
          </table:table-cell>
        </table:table-row>
        <table:table-row>
          <table:table-cell table:style-name="Table1.A3" office:value-type="string">
            <text:p text:style-name="P32">E</text:p>
          </table:table-cell>
          <table:table-cell table:style-name="Table1.B2" office:value-type="string">
            <text:p text:style-name="P32">Overlaps enhancers only.</text:p>
          </table:table-cell>
          <table:table-cell table:style-name="Table1.C2" office:value-type="string">
            <text:p text:style-name="P34">2311</text:p>
          </table:table-cell>
          <table:table-cell table:style-name="Table1.D2" office:value-type="string">
            <text:p text:style-name="P34">348</text:p>
          </table:table-cell>
        </table:table-row>
        <table:table-row>
          <table:table-cell table:style-name="Table1.A3" office:value-type="string">
            <text:p text:style-name="P32">p</text:p>
          </table:table-cell>
          <table:table-cell table:style-name="Table1.B3" office:value-type="string">
            <text:p text:style-name="P32">Overlaps promoter only</text:p>
          </table:table-cell>
          <table:table-cell table:style-name="Table1.C3" office:value-type="string">
            <text:p text:style-name="P34">4574</text:p>
          </table:table-cell>
          <table:table-cell table:style-name="Table1.D3" office:value-type="string">
            <text:p text:style-name="P34">456</text:p>
          </table:table-cell>
        </table:table-row>
        <table:table-row>
          <table:table-cell table:style-name="Table1.A4" office:value-type="string">
            <text:p text:style-name="P38">other</text:p>
          </table:table-cell>
          <table:table-cell table:style-name="Table1.B4" office:value-type="string">
            <text:p text:style-name="P32">Overlap<text:span text:style-name="T29">s</text:span> neither promoters, nor enhancers</text:p>
          </table:table-cell>
          <table:table-cell table:style-name="Table1.C4" office:value-type="string">
            <text:p text:style-name="P34">1786</text:p>
          </table:table-cell>
          <table:table-cell table:style-name="Table1.D4" office:value-type="string">
            <text:p text:style-name="P34">1443</text:p>
          </table:table-cell>
        </table:table-row>
      </table:table>
      <text:p text:style-name="P19"/>
      <text:p text:style-name="Standard"/>
      <text:p text:style-name="P11"><text:span text:style-name="T38">1.</text:span>Expression levels</text:p>
      <text:p text:style-name="Standard"/>
      <text:p text:style-name="P24">For both lincRNAs and PCG, <text:s/>promoter associated genes have a significantly higher expression. However, the expression elincRNA is significantly lower than that of other lincRNAs, whereas there is no significant difference in protein-<text:soft-page-break/>coding genes. <text:span text:style-name="T8">(Figure from report 8C, p. 7).</text:span><text:span text:style-name="T2"> </text:span><text:span text:style-name="T3">This drop in expression might be the product of bidirectiona</text:span><text:span text:style-name="T4">l</text:span><text:span text:style-name="T3">l</text:span><text:span text:style-name="T4">y</text:span><text:span text:style-name="T3"> transcri</text:span><text:span text:style-name="T4">bed lincRNAs</text:span><text:span text:style-name="T3">. </text:span><text:span text:style-name="T9">[…?]</text:span></text:p>
      <text:p text:style-name="P24"/>
      <text:p text:style-name="P13">Tissue specificity</text:p>
      <text:p text:style-name="P12"/>
      <text:p text:style-name="P12">Conservation</text:p>
      <text:p text:style-name="P12"/>
      <text:p text:style-name="P14"><text:span text:style-name="T38">2. </text:span>Enrichment at TAD boundaries</text:p>
      <text:p text:style-name="P14"/>
      <text:p text:style-name="P21">Only neplincRNAs were foun<text:span text:style-name="T36">d</text:span> to be significantly enriched at TAD boundaries</text:p>
      <text:p text:style-name="P21"/>
      <text:p text:style-name="P15"><text:span text:style-name="T38">3. </text:span>Architectural proteins binding sites</text:p>
      <text:p text:style-name="P20"/>
      <text:p text:style-name="P22">CTCF and cohesin are often called architectural or insulator proteins, as they are <text:span text:style-name="T32">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23">Cohesin binding sites, on the other hand, were <text:span text:style-name="T37">strongly enriched in both nep and enplincRNAs. Interestingly, RAD21 and SMC3, which are 2 subunits of cohesin, followed different patterns. SMC3 showed a stronger enrichment in neplincRNAs, while RAD21 was more enriched in enplincRNAs.</text:span></text:p>
      <text:p text:style-name="P12"/>
      <text:p text:style-name="P13">DNA-DNA contacts</text:p>
      <text:p text:style-name="P26"/>
      <text:p text:style-name="Standard"/>
      <text:list xml:id="list4742159580668065987" text:style-name="WWNum2">
        <text:list-header>
          <text:p text:style-name="P36"/>
        </text:list-header>
      </text:list>
      <text:p text:style-name="Standard"/>
      <text:p text:style-name="P6"><text:span text:style-name="T33">3</text:span>. Materials and methods:</text:p>
      <text:p text:style-name="P6"/>
      <text:p text:style-name="P25">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15">(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15">(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15">(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9">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15">(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P25"/>
      <text:p text:style-name="P6"/>
      <text:p text:style-name="P16">Genes</text:p>
      <text:p text:style-name="P18"/>
      <text:p text:style-name="P18">LincRNAs and protein-coding genes used <text:span text:style-name="T21">were retrieved from</text:span> the ENCODE website. The list of genes used in all analyses corresponds to genes expressed in the GM12878 lymphoblastoid cell line. <text:span text:style-name="T20">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6"/>
      <text:p text:style-name="P16">TAD definition</text:p>
      <text:p text:style-name="P28"><text:soft-page-break/></text:p>
      <text:p text:style-name="P31">The list of TADs used in the computations is based on that from Rao et al <text:span text:style-name="T17">(</text:span>2014<text:span text:style-name="T17">)</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5"/>
      <text:p text:style-name="P29"/>
      <text:p text:style-name="P16">TAD boundaries definition</text:p>
      <text:p text:style-name="P30"/>
      <text:p text:style-name="P31">Instead of defining TAD boundaries based on arbitrary thresholds, TADs were split into 10 bins of 10% their length. This threshold was chosen based on previous findings showing an increase in transcriptional activity at ~10% from the TAD border <text:span text:style-name="T5">(Histogram from summary 3)</text:span>.</text:p>
      <text:p text:style-name="P25"/>
      <text:p text:style-name="P16">Conservation and tissue specificity</text:p>
      <text:p text:style-name="P25"/>
      <text:p text:style-name="P25">The sequence conservation was previously calculated (Tan Yihong, J., unpublished) using <text:span text:style-name="T11">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15">(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text:span text:style-name="T22">described in </text:span><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5">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18">), considering only genes with expression above a 0.1 </text:span><text:span text:style-name="T7">[RPKM?]</text:span><text:span text:style-name="T18"> cutoff</text:span>.</text:p>
      <text:p text:style-name="P25"/>
      <text:p text:style-name="P16">Expression levels</text:p>
      <text:p text:style-name="P16"/>
      <text:p text:style-name="P25">Median expression levels were computed from <text:span text:style-name="T23">[</text:span>the <text:span text:style-name="T11">GEUVADIS 1000 Genomes project expression matrix. The matrix contains expression data for 373 individuals.</text:span><text:span text:style-name="T12">] →</text:span><text:span text:style-name="T13"> encode, source ?</text:span></text:p>
      <text:p text:style-name="P25"/>
      <text:p text:style-name="P17">DNA-DNA contacts</text:p>
      <text:p text:style-name="P25"/>
      <text:p text:style-name="P25">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5">Contacts in each gene were calculated in 2 ways: <text:span text:style-name="T24">mean contacts inside their respective TAD,</text:span> and <text:span text:style-name="T25">mean </text:span>contacts between genes and their TADs.</text:p>
      <text:p text:style-name="P9">Only the mean contacts inside TADs have been used, as most lincRNAs are smaller than the resolution of the matrix, <text:span text:style-name="T26">making estimations of gene coordinates in the matrix inaccurate</text:span>. </text:p>
      <text:p text:style-name="P25"/>
      <text:p text:style-name="P17">Chip-seq</text:p>
      <text:p text:style-name="P17"/>
      <text:p text:style-name="P25">Chip-seq data for CTCF, RAD21 and SMC3 in GM12878 were retrieved from the ENCODE website. All three datasets were produced in the Snyder lab, at Stanford University.</text:p>
      <text:p text:style-name="P25"><text:soft-page-break/></text:p>
      <text:p text:style-name="P17">Enrichment of genetic elements</text:p>
      <text:p text:style-name="P25"/>
      <text:p text:style-name="P25">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15">(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 <text:span text:style-name="T35">Similarly, when looking for enrichmentFor all tests, the number of samples was set to 10,000 and the number of buckets was consequently adjusted to 270,000.</text:span></text:p>
      <text:p text:style-name="Standard"/>
      <text:p text:style-name="P5"/>
      <text:p text:style-name="P5">4. Discussion:</text:p>
      <text:p text:style-name="Standard"><text:line-break/>Found/didn’t found association between elincRNAs and….</text:p>
      <text:p text:style-name="Standard"><text:s/><text:span text:style-name="T14"></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7">5. References:</text:p>
      <text:p text:style-name="P7"/>
      <text:p text:style-name="P7"/>
      <text:p text:style-name="P7"/>
      <text:section text:style-name="Sect1" text:name="ADDIN Mendeley Bibliography CSL_BIBLIOGRAPHY  RNDxGaINKlo65">
        <text:p text:style-name="P27">Arner, E., Daub, C. O., Vitting-Seerup, K., Andersson, R., Lilje, B., Drabløs, F., … Hayashizaki, Y. (2015). Transcribed enhancers lead waves of coordinated transcription in transitioning mammalian cells. <text:span text:style-name="T10">Science (New York, N.Y.)</text:span>, <text:span text:style-name="T10">347</text:span>(6225), 1010–4. http://doi.org/10.1126/science.1259418</text:p>
        <text:p text:style-name="P27">Bates, D., &amp; Maechler, M. (2016). Matrix: Sparse and Dense Matrix Classes and Methods. manual. Retrieved from https://cran.r-project.org/package=Matrix</text:p>
        <text:p text:style-name="P27">Bourgon, R. (2015). intervals: Tools for Working with Points and Intervals. manual. Retrieved from https://cran.r-project.org/package=intervals</text:p>
        <text:p text:style-name="P27">Chen, Y., Wang, Y., Xuan, Z., Chen, M., &amp; Zhang, M. Q. (2016). De novo deciphering three-dimensional chromatin interaction and topological domains by wavelet transformation of epigenetic profiles. <text:span text:style-name="T10">Nucleic Acids Research</text:span>, <text:span text:style-name="T10">44</text:span>(11), 1–12. http://doi.org/10.1093/nar/gkw225</text:p>
        <text:p text:style-name="P27">Darrow, E. M., &amp; Chadwick, B. P. (2013). Boosting transcription by transcription: enhancer-associated transcripts. <text:span text:style-name="T10">Chromosome Research</text:span>, <text:span text:style-name="T10">21</text:span>(6), 713–724. article. http://doi.org/10.1007/s10577-013-9384-6</text:p>
        <text:p text:style-name="P27"><text:soft-page-break/>Heger, A., Webber, C., Goodson, M., Ponting, C. P., &amp; Lunter, G. (2013). GAT: A simulation framework for testing the association of genomic intervals. <text:span text:style-name="T10">Bioinformatics</text:span>, <text:span text:style-name="T10">29</text:span>(16), 2046–2048. http://doi.org/10.1093/bioinformatics/btt343</text:p>
        <text:p text:style-name="P27">Iyer, M. K., Niknafs, Y. S., Malik, R., Singhal, U., Sahu, A., Hosono, Y., … Chinnnaiyan, A. M. (2015). The Landscape of Long Noncoding RNAs in the Human Transcriptome. <text:span text:style-name="T10">Nat Genet.</text:span>, <text:span text:style-name="T10">47</text:span>(3), 199–208. http://doi.org/10.1038/ng.3192.The</text:p>
        <text:p text:style-name="P27">Kryuchkova, N., &amp; Robinson-Rechavi, M. (2015). A benchmark of gene expression tissue-specificity metrics. <text:span text:style-name="T10">bioRxiv</text:span>, (January), 27755. http://doi.org/10.1093/bib/bbw008</text:p>
        <text:p text:style-name="P27">Ong, C., &amp; Corces, V. G. (2014). CTCF : an architectural protein bridging genome topology and function. <text:span text:style-name="T10">Nature Publishing Group</text:span>, <text:span text:style-name="T10">15</text:span>(4), 234–246. http://doi.org/10.1038/nrg3663</text:p>
        <text:p text:style-name="P27">Ounzain, S., Pezzuto, I., Micheletti, R., Burdet, F., Sheta, R., Nemir, M., … Pedrazzini, T. (2014). Functional importance of cardiac enhancer-associated noncoding RNAs in heart development and disease. <text:span text:style-name="T10">Journal of Molecular and Cellular Cardiology</text:span>, <text:span text:style-name="T10">76</text:span>, 55–70. http://doi.org/10.1016/j.yjmcc.2014.08.009</text:p>
        <text:p text:style-name="P27">Popadin, K., Gutierrez-Arcelus, M., Dermitzakis, E. T., &amp; Antonarakis, S. E. (2013). Genetic and epigenetic regulation of human lincrna gene expression. <text:span text:style-name="T10">American Journal of Human Genetics</text:span>, <text:span text:style-name="T10">93</text:span>(6), 1015–1026. http://doi.org/10.1016/j.ajhg.2013.10.022</text:p>
        <text:p text:style-name="P27">Pope, B. D., Ryba, T., Dileep, V., Yue, F., Wu, W., Denas, O., … Gilbert, D. M. (2014). Topologically associating domains are stable units of replication-timing regulation. <text:span text:style-name="T10">Nature</text:span>, <text:span text:style-name="T10">515</text:span>(7527), 402–405. http://doi.org/10.1038/nature13986</text:p>
        <text:p text:style-name="P27">Quinlan, A. R., &amp; Hall, I. M. (2010). BEDTools: A flexible suite of utilities for comparing genomic features. <text:span text:style-name="T10">Bioinformatics</text:span>, <text:span text:style-name="T10">26</text:span>(6), 841–842. http://doi.org/10.1093/bioinformatics/btq033</text:p>
        <text:p text:style-name="P27">R Core Team. (2016). R: A Language and Environment for Statistical Computing. manual, Vienna, Austria.</text:p>
        <text:p text:style-name="P27">Rao, S. S. P., Huntley, M. H., Durand, N. C., Stamenova, E. K., Bochkov, I. D., Robinson, J. T., … Aiden, E. L. (2014). A 3D map of the human genome at kilobase resolution reveals principles of chromatin looping. <text:span text:style-name="T10">Cell</text:span>, <text:span text:style-name="T10">159</text:span>(7), 1665–1680. http://doi.org/10.1016/j.cell.2014.11.021</text:p>
        <text:p text:style-name="P27"><text:soft-page-break/>Rinn, J. L., &amp; Chang, H. Y. (2012). Genome regulation by long noncoding RNAs. <text:span text:style-name="T10">Annual Review of Biochemistry</text:span>, <text:span text:style-name="T10">81</text:span>, 145–166. http://doi.org/10.1146/annurev-biochem-051410-092902</text:p>
        <text:p text:style-name="P27">Siepel, A., Bejerano, G., Pedersen, J. S., Hinrichs, A. S., Hou, M., Rosenbloom, K., … Haussler, D. (2005). Evolutionarily conserved elements in vertebrate, insect, worm, and yeast genomes. <text:span text:style-name="T10">Genome Research</text:span>, <text:span text:style-name="T10">15</text:span>(8), 1034–1050. http://doi.org/10.1101/gr.3715005</text:p>
        <text:p text:style-name="P8">Wang, K. C., Yang, Y. W., Liu, B., Sanyal, A., Corces-Zimmerman, R., Chen, Y., … Chang, H. Y. (2011). A long noncoding RNA maintains active chromatin to coordinate homeotic gene expression. <text:span text:style-name="T10">Nature</text:span>, <text:span text:style-name="T10">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6"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1-30T19:11:25.906976370</dc:date>
    <meta:editing-cycles>268</meta:editing-cycles>
    <meta:editing-duration>PT23H26M27S</meta:editing-duration>
    <meta:generator>LibreOffice/5.1.4.2$Linux_X86_64 LibreOffice_project/10m0$Build-2</meta:generator>
    <meta:document-statistic meta:table-count="1" meta:image-count="0" meta:object-count="0" meta:page-count="7" meta:paragraph-count="78" meta:word-count="2030" meta:character-count="14158" meta:non-whitespace-character-count="122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